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3102" officeooo:paragraph-rsid="00143102"/>
    </style:style>
    <style:style style:name="P2" style:family="paragraph" style:parent-style-name="Standard">
      <style:text-properties officeooo:rsid="001488a6" officeooo:paragraph-rsid="001488a6"/>
    </style:style>
    <style:style style:name="P3" style:family="paragraph" style:parent-style-name="Standard">
      <style:text-properties officeooo:rsid="0014c311" officeooo:paragraph-rsid="0014c311"/>
    </style:style>
    <style:style style:name="P4" style:family="paragraph" style:parent-style-name="Standard">
      <style:text-properties officeooo:rsid="00176c3d" officeooo:paragraph-rsid="00176c3d"/>
    </style:style>
    <style:style style:name="P5" style:family="paragraph" style:parent-style-name="Standard">
      <style:text-properties officeooo:rsid="00190ab8" officeooo:paragraph-rsid="00190ab8"/>
    </style:style>
    <style:style style:name="P6" style:family="paragraph" style:parent-style-name="Standard">
      <style:text-properties officeooo:rsid="001b905c" officeooo:paragraph-rsid="001b905c"/>
    </style:style>
    <style:style style:name="P7" style:family="paragraph" style:parent-style-name="Standard">
      <style:text-properties officeooo:rsid="001e48a2" officeooo:paragraph-rsid="001e48a2"/>
    </style:style>
    <style:style style:name="P8" style:family="paragraph" style:parent-style-name="Standard">
      <style:text-properties officeooo:rsid="001fe062" officeooo:paragraph-rsid="001fe062"/>
    </style:style>
    <style:style style:name="P9" style:family="paragraph" style:parent-style-name="Standard">
      <style:text-properties officeooo:rsid="0023f3a7" officeooo:paragraph-rsid="0023f3a7"/>
    </style:style>
    <style:style style:name="P10" style:family="paragraph" style:parent-style-name="Standard">
      <style:text-properties officeooo:rsid="002a22c4" officeooo:paragraph-rsid="002a22c4"/>
    </style:style>
    <style:style style:name="P11" style:family="paragraph" style:parent-style-name="Standard" style:list-style-name="L1">
      <style:text-properties officeooo:rsid="0010cbda" officeooo:paragraph-rsid="0010cbda"/>
    </style:style>
    <style:style style:name="P12" style:family="paragraph" style:parent-style-name="Standard">
      <style:text-properties officeooo:rsid="0010cbda" officeooo:paragraph-rsid="0010cbda"/>
    </style:style>
    <style:style style:name="P13" style:family="paragraph" style:parent-style-name="Standard" style:list-style-name="L1">
      <style:text-properties officeooo:rsid="00132396" officeooo:paragraph-rsid="0013e609"/>
    </style:style>
    <style:style style:name="P14" style:family="paragraph" style:parent-style-name="Standard" style:list-style-name="L2">
      <style:text-properties officeooo:rsid="00143102" officeooo:paragraph-rsid="00143102"/>
    </style:style>
    <style:style style:name="P15" style:family="paragraph" style:parent-style-name="Standard" style:list-style-name="L2">
      <style:text-properties officeooo:rsid="001488a6" officeooo:paragraph-rsid="001488a6"/>
    </style:style>
    <style:style style:name="P16" style:family="paragraph" style:parent-style-name="Standard">
      <style:text-properties fo:font-style="normal" officeooo:rsid="001bc931" officeooo:paragraph-rsid="001b905c" style:font-style-asian="normal" style:font-style-complex="normal"/>
    </style:style>
    <style:style style:name="P17" style:family="paragraph" style:parent-style-name="Standard">
      <style:text-properties fo:font-style="normal" officeooo:rsid="001f919e" officeooo:paragraph-rsid="001e48a2" style:font-style-asian="normal" style:font-style-complex="normal"/>
    </style:style>
    <style:style style:name="P18" style:family="paragraph" style:parent-style-name="Standard">
      <style:text-properties fo:font-style="normal" officeooo:rsid="0023f3a7" officeooo:paragraph-rsid="0023f3a7" style:font-style-asian="normal" style:font-style-complex="normal"/>
    </style:style>
    <style:style style:name="P19" style:family="paragraph" style:parent-style-name="Standard">
      <style:text-properties officeooo:rsid="0023f3a7" officeooo:paragraph-rsid="0023f3a7"/>
    </style:style>
    <style:style style:name="P20" style:family="paragraph" style:parent-style-name="Standard">
      <style:text-properties fo:font-weight="bold" officeooo:rsid="002f577f" officeooo:paragraph-rsid="002f577f" style:font-weight-asian="bold" style:font-weight-complex="bold"/>
    </style:style>
    <style:style style:name="P21" style:family="paragraph" style:parent-style-name="Standard">
      <style:text-properties fo:font-weight="bold" officeooo:rsid="0046b257" officeooo:paragraph-rsid="0046b257" style:font-weight-asian="bold" style:font-weight-complex="bold"/>
    </style:style>
    <style:style style:name="P22" style:family="paragraph" style:parent-style-name="Standard">
      <style:text-properties fo:font-weight="bold" officeooo:rsid="00499027" officeooo:paragraph-rsid="00499027" style:font-weight-asian="bold" style:font-weight-complex="bold"/>
    </style:style>
    <style:style style:name="P23" style:family="paragraph" style:parent-style-name="Standard">
      <style:text-properties fo:font-weight="bold" officeooo:rsid="004a6748" officeooo:paragraph-rsid="004a6748" style:font-weight-asian="bold" style:font-weight-complex="bold"/>
    </style:style>
    <style:style style:name="P24" style:family="paragraph" style:parent-style-name="Standard">
      <style:text-properties fo:font-weight="bold" officeooo:rsid="00567394" officeooo:paragraph-rsid="00567394" style:font-weight-asian="bold" style:font-weight-complex="bold"/>
    </style:style>
    <style:style style:name="P25" style:family="paragraph" style:parent-style-name="Standard">
      <style:text-properties fo:font-weight="bold" officeooo:rsid="005718f7" officeooo:paragraph-rsid="005718f7" style:font-weight-asian="bold" style:font-weight-complex="bold"/>
    </style:style>
    <style:style style:name="P26" style:family="paragraph" style:parent-style-name="Standard">
      <style:text-properties fo:font-weight="bold" officeooo:rsid="00574ea4" officeooo:paragraph-rsid="00574ea4" style:font-weight-asian="bold" style:font-weight-complex="bold"/>
    </style:style>
    <style:style style:name="P27" style:family="paragraph" style:parent-style-name="Standard">
      <style:text-properties fo:font-weight="normal" officeooo:rsid="002f577f" officeooo:paragraph-rsid="002f577f" style:font-weight-asian="normal" style:font-weight-complex="normal"/>
    </style:style>
    <style:style style:name="P28" style:family="paragraph" style:parent-style-name="Standard">
      <style:text-properties fo:font-weight="normal" officeooo:rsid="00322c98" officeooo:paragraph-rsid="00322c98" style:font-weight-asian="normal" style:font-weight-complex="normal"/>
    </style:style>
    <style:style style:name="P29" style:family="paragraph" style:parent-style-name="Standard">
      <style:text-properties fo:font-weight="normal" officeooo:rsid="00380154" officeooo:paragraph-rsid="00380154" style:font-weight-asian="normal" style:font-weight-complex="normal"/>
    </style:style>
    <style:style style:name="P30" style:family="paragraph" style:parent-style-name="Standard">
      <style:text-properties fo:font-weight="normal" officeooo:rsid="00401cbc" officeooo:paragraph-rsid="004256d4" style:font-weight-asian="normal" style:font-weight-complex="normal"/>
    </style:style>
    <style:style style:name="P31" style:family="paragraph" style:parent-style-name="Standard">
      <style:text-properties fo:font-weight="normal" officeooo:rsid="00303b7d" officeooo:paragraph-rsid="004d8b8c" style:font-weight-asian="normal" style:font-weight-complex="normal"/>
    </style:style>
    <style:style style:name="P32" style:family="paragraph" style:parent-style-name="Standard">
      <style:text-properties fo:font-weight="normal" officeooo:rsid="005a3b8a" officeooo:paragraph-rsid="005a3b8a" style:font-weight-asian="normal" style:font-weight-complex="normal"/>
    </style:style>
    <style:style style:name="P33" style:family="paragraph" style:parent-style-name="Standard">
      <style:text-properties officeooo:rsid="00303b7d" officeooo:paragraph-rsid="00303b7d"/>
    </style:style>
    <style:style style:name="T1" style:family="text">
      <style:text-properties officeooo:rsid="0014e0f8"/>
    </style:style>
    <style:style style:name="T2" style:family="text">
      <style:text-properties officeooo:rsid="00166a3d"/>
    </style:style>
    <style:style style:name="T3" style:family="text">
      <style:text-properties officeooo:rsid="0017e465"/>
    </style:style>
    <style:style style:name="T4" style:family="text">
      <style:text-properties officeooo:rsid="00195568"/>
    </style:style>
    <style:style style:name="T5" style:family="text">
      <style:text-properties officeooo:rsid="001a3e7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c931" style:font-style-asian="normal" style:font-style-complex="normal"/>
    </style:style>
    <style:style style:name="T9" style:family="text">
      <style:text-properties fo:font-style="normal" officeooo:rsid="001f919e" style:font-style-asian="normal" style:font-style-complex="normal"/>
    </style:style>
    <style:style style:name="T10" style:family="text">
      <style:text-properties fo:font-style="normal" officeooo:rsid="00213843" style:font-style-asian="normal" style:font-style-complex="normal"/>
    </style:style>
    <style:style style:name="T11" style:family="text">
      <style:text-properties fo:font-style="normal" officeooo:rsid="002268dd" style:font-style-asian="normal" style:font-style-complex="normal"/>
    </style:style>
    <style:style style:name="T12" style:family="text">
      <style:text-properties fo:font-style="normal" officeooo:rsid="00240dfd" style:font-style-asian="normal" style:font-style-complex="normal"/>
    </style:style>
    <style:style style:name="T13" style:family="text">
      <style:text-properties fo:font-style="normal" officeooo:rsid="0024bc10" style:font-style-asian="normal" style:font-style-complex="normal"/>
    </style:style>
    <style:style style:name="T14" style:family="text">
      <style:text-properties fo:font-style="normal" officeooo:rsid="0026c4f5" style:font-style-asian="normal" style:font-style-complex="normal"/>
    </style:style>
    <style:style style:name="T15" style:family="text">
      <style:text-properties fo:font-style="normal" officeooo:rsid="0027250b" style:font-style-asian="normal" style:font-style-complex="normal"/>
    </style:style>
    <style:style style:name="T16" style:family="text">
      <style:text-properties fo:font-style="normal" officeooo:rsid="0028db6b" style:font-style-asian="normal" style:font-style-complex="normal"/>
    </style:style>
    <style:style style:name="T17" style:family="text">
      <style:text-properties officeooo:rsid="001c0d21"/>
    </style:style>
    <style:style style:name="T18" style:family="text">
      <style:text-properties officeooo:rsid="002b4e6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38733f"/>
    </style:style>
    <style:style style:name="T22" style:family="text">
      <style:text-properties officeooo:rsid="00388f8a"/>
    </style:style>
    <style:style style:name="T23" style:family="text">
      <style:text-properties officeooo:rsid="003da2b4"/>
    </style:style>
    <style:style style:name="T24" style:family="text">
      <style:text-properties officeooo:rsid="0040681a"/>
    </style:style>
    <style:style style:name="T25" style:family="text">
      <style:text-properties officeooo:rsid="00459001"/>
    </style:style>
    <style:style style:name="T26" style:family="text">
      <style:text-properties officeooo:rsid="004b99d3"/>
    </style:style>
    <style:style style:name="T27" style:family="text">
      <style:text-properties officeooo:rsid="0051fb7a"/>
    </style:style>
    <style:style style:name="T28" style:family="text">
      <style:text-properties officeooo:rsid="0053c910"/>
    </style:style>
    <style:style style:name="T29" style:family="text">
      <style:text-properties officeooo:rsid="00551f1c"/>
    </style:style>
    <style:style style:name="T30" style:family="text">
      <style:text-properties officeooo:rsid="0056ffab"/>
    </style:style>
    <style:style style:name="T31" style:family="text">
      <style:text-properties officeooo:rsid="005a3b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Final Report Draft</text:p>
      <text:p text:style-name="P28"><text:span text:style-name="T20"/></text:p>
      <text:p text:style-name="P28"><text:span text:style-name="T20">Abstract</text:span> (100-150 words)</text:p>
      <text:p text:style-name="P31"/>
      <text:p text:style-name="P31">Metabolomics, as an emerging science, is explicitly concerned with the analyis of large datasets. As such, </text:p>
      <text:p text:style-name="P27"/>
      <text:p text:style-name="P27"/>
      <text:p text:style-name="P29"><text:span text:style-name="T23">NOvel </text:span>R <text:span text:style-name="T22">s</text:span>cript <text:span text:style-name="T21">f</text:span>or <text:span text:style-name="T21">the Analysis of <text:s/>Non-randomised Data (NORAND)</text:span></text:p>
      <text:p text:style-name="P20"/>
      <text:p text:style-name="P30">NORAND <text:span text:style-name="T25">and is</text:span> available <text:span text:style-name="T29">from its official GitHub repository, </text:span><text:a xlink:type="simple" xlink:href="https://github.com/kdea020/metabolomics-project" text:style-name="Internet_20_link" text:visited-style-name="Visited_20_Internet_20_Link"><text:span text:style-name="T29">https://github.com/kdea020/metabolomics-project</text:span></text:a><text:span text:style-name="T29">. </text:span></text:p>
      <text:p text:style-name="P20"/>
      <text:p text:style-name="P20"/>
      <text:p text:style-name="P21">Keywords:</text:p>
      <text:p text:style-name="P21"><text:span text:style-name="T19"/></text:p>
      <text:p text:style-name="P20"/>
      <text:p text:style-name="P22"><text:span text:style-name="T30">1) </text:span>OVERVIEW</text:p>
      <text:p text:style-name="P22"><text:span text:style-name="T19"/></text:p>
      <text:p text:style-name="P22"><text:span text:style-name="T19"/></text:p>
      <text:p text:style-name="P23">Introduct<text:span text:style-name="T26">i</text:span>on</text:p>
      <text:p text:style-name="P12"/>
      <text:p text:style-name="P12"/>
      <text:p text:style-name="P12"/>
      <text:p text:style-name="P24">Implementation and architecture</text:p>
      <text:p text:style-name="P33"/>
      <text:p text:style-name="P33"/>
      <text:p text:style-name="P26">Quality control</text:p>
      <text:p text:style-name="P33"/>
      <text:p text:style-name="P33"/>
      <text:p text:style-name="P25">2) <text:span text:style-name="T31">AVAILABILITYs</text:span></text:p>
      <text:p text:style-name="P3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84541937870570914" text:style-name="L1">
        <text:list-item>
          <text:p text:style-name="P11">Use template from J. Open. Res. Software</text:p>
        </text:list-item>
        <text:list-item>
          <text:p text:style-name="P13">You are sole author for purposes of submission.</text:p>
        </text:list-item>
      </text:list>
      <text:p text:style-name="P10"/>
      <text:p text:style-name="P10">Go to the journal and <text:span text:style-name="T18">have a look at a paper similar to mine.</text:span></text:p>
      <text:p text:style-name="P10"/>
      <text:p text:style-name="P1">Overview section</text:p>
      <text:list xml:id="list2271741517230935709" text:style-name="L2">
        <text:list-item>
          <text:p text:style-name="P14">Allows you to place software in context of field.</text:p>
        </text:list-item>
        <text:list-item>
          <text:p text:style-name="P15">Why write the code to do the analysis?</text:p>
        </text:list-item>
        <text:list-item>
          <text:p text:style-name="P15">Lit review and comparison of other approaches to solve the problem.</text:p>
        </text:list-item>
        <text:list-item>
          <text:p text:style-name="P15">Why is my approach better?</text:p>
        </text:list-item>
      </text:list>
      <text:p text:style-name="P2"/>
      <text:p text:style-name="P3">Describe software in plain <text:span text:style-name="T1">E</text:span>nglish, <text:span text:style-name="T2">with examples of input and output.</text:span></text:p>
      <text:p text:style-name="P4">What happens when you vary functions? <text:span text:style-name="T3">Walk the user through how the software works.</text:span></text:p>
      <text:p text:style-name="P5">(<text:span text:style-name="T5">L</text:span>ike a <text:span text:style-name="T4">Knitr</text:span> notebook).</text:p>
      <text:p text:style-name="P6">Describe, at each step, what you would <text:span text:style-name="T17">do</text:span> to <text:span text:style-name="T6">test</text:span><text:span text:style-name="T7"> t</text:span><text:span text:style-name="T8">hat the code is working correctly.</text:span></text:p>
      <text:p text:style-name="P16"/>
      <text:p text:style-name="P8"><text:span text:style-name="T8">R</text:span><text:span text:style-name="T7">e-use potential? </text:span><text:span text:style-name="T10">"Who can use this code?" </text:span><text:span text:style-name="T11">And what elements in the code would need to be changed to achieve re-use?</text:span></text:p>
      <text:p text:style-name="P16"/>
      <text:p text:style-name="P7"><text:span text:style-name="T8">W</text:span><text:span text:style-name="T7">ill also need separate documentation </text:span><text:span text:style-name="T9">(and licensing details).</text:span></text:p>
      <text:p text:style-name="P17"/>
      <text:p text:style-name="P9"><text:span text:style-name="T9">F</text:span><text:span text:style-name="T7">inal assignment consists of:</text:span></text:p>
      <text:p text:style-name="P18">- Paper</text:p>
      <text:p text:style-name="P9"><text:soft-page-break/><text:span text:style-name="T7">- </text:span><text:span text:style-name="T12">Functioning software </text:span><text:span text:style-name="T14">(on GitHub)</text:span></text:p>
      <text:p text:style-name="P9"><text:span text:style-name="T12">- </text:span><text:span text:style-name="T13">Tests </text:span><text:span text:style-name="T14">(must link to them </text:span><text:span text:style-name="T15">in the paper)</text:span></text:p>
      <text:p text:style-name="P9"><text:span text:style-name="T13">- </text:span><text:span text:style-name="T16">Comprehensive documentation on the use of the 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7S</meta:editing-duration>
    <meta:editing-cycles>83</meta:editing-cycles>
    <meta:generator>LibreOffice/5.1.4.2$Linux_X86_64 LibreOffice_project/10m0$Build-2</meta:generator>
    <dc:date>2016-10-06T13:03:30.559198187</dc:date>
    <meta:document-statistic meta:table-count="0" meta:image-count="0" meta:object-count="0" meta:page-count="3" meta:paragraph-count="30" meta:word-count="226" meta:character-count="1373" meta:non-whitespace-character-count="1180"/>
    <meta:user-defined meta:name="Info 1"/>
    <meta:user-defined meta:name="Info 2"/>
    <meta:user-defined meta:name="Info 3"/>
    <meta:user-defined meta:name="Info 4"/>
  </office:meta>
</office:document-meta>
</file>